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Liberation Sans" fo:font-size="11pt" fo:font-style="normal" style:text-underline-style="none" fo:font-weight="normal" officeooo:paragraph-rsid="00140716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uto"/>
      <style:text-properties style:font-name="Liberation Sans" fo:font-size="11pt" officeooo:paragraph-rsid="00140716" style:font-size-asian="11pt" style:font-size-complex="11pt"/>
    </style:style>
    <style:style style:name="P3" style:family="paragraph" style:parent-style-name="Standard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keep-with-next="auto"/>
      <style:text-properties style:font-name="Liberation Sans" fo:font-size="11pt" officeooo:paragraph-rsid="00140716" style:font-size-asian="11pt" style:font-size-complex="11pt"/>
    </style:style>
    <style:style style:name="P4" style:family="paragraph" style:parent-style-name="Standard" style:master-page-name="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auto" fo:keep-with-next="auto"/>
      <style:text-properties style:font-name="Liberation Sans" fo:font-size="11pt" officeooo:paragraph-rsid="00140716" style:font-size-asian="11pt" style:font-size-complex="11pt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ans" fo:font-size="11pt" fo:font-style="normal" style:text-underline-style="none" fo:font-weight="normal" officeooo:paragraph-rsid="00140716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style:font-name="Liberation Sans" fo:font-size="11pt" officeooo:paragraph-rsid="00140716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fo:background-color="transparent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fo:background-color="transparent" loext:char-shading-value="0" style:font-style-asian="normal" style:font-weight-asian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fo:background-color="transparent" loext:char-shading-value="0" style:font-name-asian="Arial1" style:font-style-asian="normal" style:font-weight-asian="normal" style:font-name-complex="Arial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date</text:span></text:p>
      <text:p text:style-name="P2"><text:span text:style-name="T4">Tue Aug 21 12:38:36 IST 2018</text:span></text:p>
      <text:p text:style-name="P1"/>
      <text:p text:style-name="P2"><text:span text:style-name="T3">calendar</text:span></text:p>
      <text:p text:style-name="P2"><text:span text:style-name="T4"><text:s text:c="4"/>August 2018 <text:s text:c="6"/></text:span></text:p>
      <text:p text:style-name="P2"><text:span text:style-name="T4">Su Mo Tu We Th Fr Sa <text:s/></text:span></text:p>
      <text:p text:style-name="P2"><text:span text:style-name="T4"><text:s text:c="10"/>1 <text:s/>2 <text:s/>3 <text:s/>4 <text:s/></text:span></text:p>
      <text:p text:style-name="P2"><text:span text:style-name="T4"><text:s/>5 <text:s/>6 <text:s/>7 <text:s/>8 <text:s/>9 10 11 <text:s/></text:span></text:p>
      <text:p text:style-name="P2"><text:span text:style-name="T4">12 13 14 15 16 17 18 <text:s/></text:span></text:p>
      <text:p text:style-name="P2"><text:span text:style-name="T4">19 20 _ 2_ 1 22 23 24 25 <text:s/></text:span></text:p>
      <text:p text:style-name="P2"><text:span text:style-name="T4">26 27 28 29 30 31 <text:s text:c="4"/></text:span></text:p>
      <text:p text:style-name="P1"/>
      <text:p text:style-name="P2"><text:span text:style-name="T3">man</text:span><text:span text:style-name="T4"> <text:s text:c="13"/></text:span></text:p>
      <text:p text:style-name="P2"><text:span text:style-name="T4">LS(1) <text:s text:c="27"/>User Commands <text:s text:c="26"/>LS(1)</text:span></text:p>
      <text:p text:style-name="P1"/>
      <text:p text:style-name="P2"><text:span text:style-name="T4">NAME</text:span></text:p>
      <text:p text:style-name="P2"><text:span text:style-name="T4"><text:s text:c="7"/>ls - list directory contents</text:span></text:p>
      <text:p text:style-name="P1"/>
      <text:p text:style-name="P2"><text:span text:style-name="T4">SYNOPSIS</text:span></text:p>
      <text:p text:style-name="P2"><text:span text:style-name="T4"><text:s text:c="7"/>ls [OPTION]... [FILE]...</text:span></text:p>
      <text:p text:style-name="P1"/>
      <text:p text:style-name="P2"><text:span text:style-name="T4">DESCRIPTION</text:span></text:p>
      <text:p text:style-name="P2"><text:span text:style-name="T4"><text:s text:c="7"/>List <text:s/>information <text:s/>about <text:s/>the FILEs (the current directory by default).</text:span></text:p>
      <text:p text:style-name="P2"><text:span text:style-name="T4"><text:s text:c="7"/>Sort entries alphabetically if none of -cftuvSUX nor --sort <text:s/>is <text:s/>speci‐</text:span></text:p>
      <text:p text:style-name="P2"><text:span text:style-name="T4"><text:s text:c="7"/>fied.</text:span></text:p>
      <text:p text:style-name="P1"/>
      <text:p text:style-name="P2"><text:span text:style-name="T3">echo</text:span></text:p>
      <text:p text:style-name="P2"><text:span text:style-name="T4">Hello</text:span></text:p>
      <text:p text:style-name="P1"/>
      <text:p text:style-name="P2"><text:span text:style-name="T3">ls</text:span></text:p>
      <text:p text:style-name="P2"><text:span text:style-name="T4">a.out</text:span></text:p>
      <text:p text:style-name="P2"><text:span text:style-name="T4">biggest.c</text:span></text:p>
      <text:p text:style-name="P2"><text:span text:style-name="T4">os.txt</text:span></text:p>
      <text:p text:style-name="P2"><text:span text:style-name="T4">Toh.c</text:span></text:p>
      <text:p text:style-name="P6"><text:span text:style-name="T4"/></text:p>
      <text:p text:style-name="P2"><text:span text:style-name="T3">pwd</text:span></text:p>
      <text:p text:style-name="P2"><text:span text:style-name="T4">/home/raghu/Desktop</text:span>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pan text:style-name="T3"/></text:p>
      <text:p text:style-name="P6"><text:soft-page-break/><text:span text:style-name="T3">cat</text:span></text:p>
      <text:p text:style-name="P2"><text:span text:style-name="T4">Tue Aug 21 12:38:36 IST 2018</text:span></text:p>
      <text:p text:style-name="P2"><text:span text:style-name="T4"><text:s text:c="4"/>August 2018 <text:s text:c="6"/></text:span></text:p>
      <text:p text:style-name="P2"><text:span text:style-name="T4">Su Mo Tu We Th Fr Sa <text:s/></text:span></text:p>
      <text:p text:style-name="P2"><text:span text:style-name="T4"><text:s text:c="10"/>1 <text:s/>2 <text:s/>3 <text:s/>4 <text:s/></text:span></text:p>
      <text:p text:style-name="P2"><text:span text:style-name="T4"><text:s/>5 <text:s/>6 <text:s/>7 <text:s/>8 <text:s/>9 10 11 <text:s/></text:span></text:p>
      <text:p text:style-name="P2"><text:span text:style-name="T4">12 13 14 15 16 17 18 <text:s/></text:span></text:p>
      <text:p text:style-name="P2"><text:span text:style-name="T4">19 20 _ 2_ 1 22 23 24 25 <text:s/></text:span></text:p>
      <text:p text:style-name="P2"><text:span text:style-name="T4">26 27 28 29 30 31 <text:s text:c="4"/></text:span></text:p>
      <text:p text:style-name="P2"><text:span text:style-name="T4">Hello</text:span></text:p>
      <text:p text:style-name="P2"><text:span text:style-name="T4">a.out</text:span></text:p>
      <text:p text:style-name="P2"><text:span text:style-name="T4">biggest.c</text:span></text:p>
      <text:p text:style-name="P2"><text:span text:style-name="T4">os.txt</text:span></text:p>
      <text:p text:style-name="P2"><text:span text:style-name="T4">Toh.c</text:span></text:p>
      <text:p text:style-name="P2"><text:span text:style-name="T4">/home/raghu/Desktop</text:span></text:p>
      <text:p text:style-name="P1"/>
      <text:p text:style-name="P2"><text:span text:style-name="T3">sort -h</text:span></text:p>
      <text:p text:style-name="P2"><text:span text:style-name="T4">-9</text:span></text:p>
      <text:p text:style-name="P2"><text:span text:style-name="T4">-3</text:span></text:p>
      <text:p text:style-name="P2"><text:span text:style-name="T4">-0</text:span></text:p>
      <text:p text:style-name="P2"><text:span text:style-name="T4">a</text:span></text:p>
      <text:p text:style-name="P2"><text:span text:style-name="T4">h</text:span></text:p>
      <text:p text:style-name="P2"><text:span text:style-name="T4">i</text:span></text:p>
      <text:p text:style-name="P2"><text:span text:style-name="T4">r</text:span></text:p>
      <text:p text:style-name="P2"><text:span text:style-name="T4">s</text:span></text:p>
      <text:p text:style-name="P2"><text:span text:style-name="T4">v</text:span></text:p>
      <text:p text:style-name="P2"><text:span text:style-name="T4">2</text:span></text:p>
      <text:p text:style-name="P2"><text:span text:style-name="T4">4 7 </text:span></text:p>
      <text:p text:style-name="P2"><text:span text:style-name="T4">9</text:span></text:p>
      <text:p text:style-name="P2"><text:span text:style-name="T4">10 </text:span></text:p>
      <text:p text:style-name="P2"><text:span text:style-name="T4">123</text:span></text:p>
      <text:p text:style-name="P1"/>
      <text:p text:style-name="P2"><text:span text:style-name="T3">sort -n</text:span></text:p>
      <text:p text:style-name="P2"><text:span text:style-name="T4">-9</text:span></text:p>
      <text:p text:style-name="P2"><text:span text:style-name="T4">-3</text:span></text:p>
      <text:p text:style-name="P2"><text:span text:style-name="T4">-0</text:span></text:p>
      <text:p text:style-name="P2"><text:span text:style-name="T4">a</text:span></text:p>
      <text:p text:style-name="P2"><text:span text:style-name="T4">h</text:span></text:p>
      <text:p text:style-name="P2"><text:span text:style-name="T4">i</text:span></text:p>
      <text:p text:style-name="P2"><text:span text:style-name="T4">r</text:span></text:p>
      <text:p text:style-name="P2"><text:span text:style-name="T4">s</text:span></text:p>
      <text:p text:style-name="P2"><text:span text:style-name="T4">v</text:span></text:p>
      <text:p text:style-name="P2"><text:span text:style-name="T4">2</text:span></text:p>
      <text:p text:style-name="P2"><text:span text:style-name="T4">4 7 </text:span></text:p>
      <text:p text:style-name="P2"><text:span text:style-name="T4">9</text:span></text:p>
      <text:p text:style-name="P2"><text:span text:style-name="T4">10 </text:span></text:p>
      <text:p text:style-name="P2"><text:span text:style-name="T4">123</text:span></text:p>
      <text:p text:style-name="P1"/>
      <text:p text:style-name="P5"/>
      <text:p text:style-name="P5"/>
      <text:p text:style-name="P2"><text:soft-page-break/><text:span text:style-name="T3">wc</text:span></text:p>
      <text:p text:style-name="P2"><text:span text:style-name="T4">15 15 39 3.txt</text:span></text:p>
      <text:p text:style-name="P1"/>
      <text:p text:style-name="P2"><text:span text:style-name="T3">head</text:span></text:p>
      <text:p text:style-name="P2"><text:span text:style-name="T4">10 </text:span></text:p>
      <text:p text:style-name="P2"><text:span text:style-name="T4">2</text:span></text:p>
      <text:p text:style-name="P2"><text:span text:style-name="T4">4 7 </text:span></text:p>
      <text:p text:style-name="P2"><text:span text:style-name="T4">9</text:span></text:p>
      <text:p text:style-name="P2"><text:span text:style-name="T4">-0</text:span></text:p>
      <text:p text:style-name="P2"><text:span text:style-name="T4">-9</text:span></text:p>
      <text:p text:style-name="P2"><text:span text:style-name="T4">-3</text:span></text:p>
      <text:p text:style-name="P2"><text:span text:style-name="T4">123</text:span></text:p>
      <text:p text:style-name="P2"><text:span text:style-name="T4">a</text:span></text:p>
      <text:p text:style-name="P2"><text:span text:style-name="T4">r</text:span></text:p>
      <text:p text:style-name="P1"/>
      <text:p text:style-name="P2"><text:span text:style-name="T3">tail</text:span></text:p>
      <text:p text:style-name="P2"><text:span text:style-name="T4">-9</text:span></text:p>
      <text:p text:style-name="P2"><text:span text:style-name="T4">-3</text:span></text:p>
      <text:p text:style-name="P2"><text:span text:style-name="T4">123</text:span></text:p>
      <text:p text:style-name="P2"><text:span text:style-name="T4">a</text:span></text:p>
      <text:p text:style-name="P2"><text:span text:style-name="T4">r</text:span></text:p>
      <text:p text:style-name="P2"><text:span text:style-name="T4">i</text:span></text:p>
      <text:p text:style-name="P2"><text:span text:style-name="T4">h</text:span></text:p>
      <text:p text:style-name="P2"><text:span text:style-name="T4">v</text:span></text:p>
      <text:p text:style-name="P2"><text:span text:style-name="T4">s</text:span></text:p>
      <text:p text:style-name="P1"/>
      <text:p text:style-name="P2"><text:span text:style-name="T3">more </text:span></text:p>
      <text:p text:style-name="P2"><text:span text:style-name="T4">10 </text:span></text:p>
      <text:p text:style-name="P2"><text:span text:style-name="T4">2</text:span></text:p>
      <text:p text:style-name="P2"><text:span text:style-name="T4">4 7 </text:span></text:p>
      <text:p text:style-name="P2"><text:span text:style-name="T4">9</text:span></text:p>
      <text:p text:style-name="P2"><text:span text:style-name="T4">-0</text:span></text:p>
      <text:p text:style-name="P2"><text:span text:style-name="T4">-9</text:span></text:p>
      <text:p text:style-name="P2"><text:span text:style-name="T4">-3</text:span></text:p>
      <text:p text:style-name="P2"><text:span text:style-name="T4">123</text:span></text:p>
      <text:p text:style-name="P2"><text:span text:style-name="T4">a</text:span></text:p>
      <text:p text:style-name="P2"><text:span text:style-name="T4">r</text:span></text:p>
      <text:p text:style-name="P2"><text:span text:style-name="T4">i</text:span></text:p>
      <text:p text:style-name="P2"><text:span text:style-name="T4">h</text:span></text:p>
      <text:p text:style-name="P2"><text:span text:style-name="T4">v</text:span></text:p>
      <text:p text:style-name="P3"><text:span text:style-name="T4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19:17.739513259</meta:creation-date>
    <dc:date>2018-11-12T09:27:01.496821974</dc:date>
    <meta:editing-duration>PT7M47S</meta:editing-duration>
    <meta:editing-cycles>1</meta:editing-cycles>
    <meta:document-statistic meta:table-count="0" meta:image-count="0" meta:object-count="0" meta:page-count="3" meta:paragraph-count="112" meta:word-count="230" meta:character-count="994" meta:non-whitespace-character-count="673"/>
    <meta:generator>LibreOffice/6.0.6.2$Linux_X86_64 LibreOffice_project/00m0$Build-2</meta:generator>
  </office:meta>
</office:document-meta>
</file>